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c055" officeooo:paragraph-rsid="0007c055"/>
    </style:style>
    <style:style style:name="P2" style:family="paragraph" style:parent-style-name="Standard" style:list-style-name="L1">
      <style:text-properties officeooo:rsid="0007c055" officeooo:paragraph-rsid="0007c055"/>
    </style:style>
    <style:style style:name="P3" style:family="paragraph" style:parent-style-name="Standard" style:list-style-name="L1">
      <style:text-properties officeooo:rsid="00113976" officeooo:paragraph-rsid="0011397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b487" style:font-weight-asian="bold" style:font-weight-complex="bold"/>
    </style:style>
    <style:style style:name="T3" style:family="text">
      <style:text-properties officeooo:rsid="0008b487"/>
    </style:style>
    <style:style style:name="T4" style:family="text">
      <style:text-properties fo:font-weight="normal" officeooo:rsid="0008b487" style:font-weight-asian="normal" style:font-weight-complex="normal"/>
    </style:style>
    <style:style style:name="T5" style:family="text">
      <style:text-properties fo:font-weight="normal" officeooo:rsid="000c07cc" style:font-weight-asian="normal" style:font-weight-complex="normal"/>
    </style:style>
    <style:style style:name="T6" style:family="text">
      <style:text-properties officeooo:rsid="000cb822"/>
    </style:style>
    <style:style style:name="T7" style:family="text">
      <style:text-properties officeooo:rsid="000f8a46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ructions on how to first start your server (for linux):<text:line-break/>Inside the VSCode terminal<text:line-break/><text:span text:style-name="T3">( All the text in </text:span><text:span text:style-name="T2">bold </text:span><text:span text:style-name="T4">are commands to put on the VSCode terminal </text:span><text:span text:style-name="T5">rest are examples and outputs</text:span><text:span text:style-name="T4"> </text:span><text:span text:style-name="T3">)</text:span></text:p>
      <text:p text:style-name="P1"/>
      <text:list text:style-name="L1">
        <text:list-item>
          <text:p text:style-name="P2">Type “ <text:span text:style-name="T1">ls</text:span> “<text:line-break/>output can be: dashboard.html <text:s/>forms.py <text:s/>GateMeet <text:s/>GateMeet.html <text:s/>joinroom.html <text:s/>py3</text:p>
        </text:list-item>
        <text:list-item>
          <text:p text:style-name="P2">Create a python virtual environment, one already exists called “ py3 ”.<text:line-break/>Type “ <text:span text:style-name="T1">source /home/cookies/Documents/GateMeet--Aditha_Tevin_Sasen/py3/bin/activate</text:span> ”<text:line-break/>for the path you can type “ <text:span text:style-name="T1">pwd</text:span> ” in the terminal. (my output is “ /home/cookies/Documents/GateMeet—Aditha_Tevin_Sasen ” so I put “ /py3/bin/activate ” at the end of that)</text:p>
        </text:list-item>
        <text:list-item>
          <text:p text:style-name="P2">After you are inside the virtual environment ( it says py3 at the start of the line now ),<text:line-break/>type “ <text:span text:style-name="T1">pip install django</text:span> ” . Wait till it downloads.</text:p>
        </text:list-item>
        <text:list-item>
          <text:p text:style-name="P2">Type “ <text:span text:style-name="T1">ls</text:span> “ again<text:line-break/>output can be: dashboard.html <text:s/>forms.py <text:s/>GateMeet <text:s/>GateMeet.html <text:s/>joinroom.html <text:s/>py3</text:p>
        </text:list-item>
        <text:list-item>
          <text:p text:style-name="P2">Go into the “ GateMeet ” folder by typing “<text:span text:style-name="T1">cd GateMeet</text:span> ”<text:line-break/>output can be: db.sqlite3 <text:s/>GateMeet <text:s/>GateMeet_app <text:s/>manage.py</text:p>
        </text:list-item>
        <text:list-item>
          <text:p text:style-name="P2">This is where your terminal should stay.</text:p>
        </text:list-item>
        <text:list-item>
          <text:p text:style-name="P2">You can check if the project is working properly by typing “ <text:span text:style-name="T1">python manage.py runserver</text:span> ” .<text:line-break/>This would start a private server <text:span text:style-name="T6">on a local host</text:span>.<text:line-break/>This is an example output: <text:line-break/><text:line-break/>Watching for file changes with StatReloader</text:p>
          <text:p text:style-name="P2">Performing system checks...</text:p>
          <text:p text:style-name="P2"/>
          <text:p text:style-name="P2">System check identified no issues (0 silenced).</text:p>
          <text:p text:style-name="P2">December 11, 2023 - 19:00:32</text:p>
          <text:p text:style-name="P2">Django version 5.0, using settings 'GateMeet.settings'</text:p>
          <text:p text:style-name="P2">Starting development server at http://127.0.0.1:8000/</text:p>
          <text:p text:style-name="P2">Quit the server with CONTROL-C.<text:line-break/><text:line-break/>Here “ <text:a xlink:type="simple" xlink:href="http://127.0.0.1:8000/" text:style-name="Internet_20_link" text:visited-style-name="Visited_20_Internet_20_Link">http://127.0.0.1:8000/</text:a> ” is the url to put in <text:span text:style-name="T7">your</text:span> browser to access the server.<text:line-break/>Press <text:span text:style-name="T1">cntrl + C</text:span> to stop the server and use your terminal again.</text:p>
        </text:list-item>
        <text:list-item>
          <text:p text:style-name="P3">Live site available at <text:a xlink:type="simple" xlink:href="https://bishop.pythonanywhere.com/" text:style-name="Internet_20_link" text:visited-style-name="Visited_20_Internet_20_Link">https://bishop.pythonanywhere.com/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00:14:07.814886849</meta:creation-date>
    <dc:date>2023-12-15T20:55:07.256966699</dc:date>
    <meta:editing-duration>PT27M58S</meta:editing-duration>
    <meta:editing-cycles>7</meta:editing-cycles>
    <meta:generator>LibreOffice/7.6.4.1$Linux_X86_64 LibreOffice_project/60$Build-1</meta:generator>
    <meta:document-statistic meta:table-count="0" meta:image-count="0" meta:object-count="0" meta:page-count="1" meta:paragraph-count="15" meta:word-count="276" meta:character-count="1693" meta:non-whitespace-character-count="1426"/>
  </office:meta>
</office:document-meta>
</file>